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875in" fo:margin-left="-0.0625in" style:page-number="auto" table:align="left" style:writing-mode="lr-tb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fo:font-size="10pt" style:font-size-asian="10pt" style:font-name-complex="Arial" style:font-size-complex="10pt"/>
    </style:style>
    <style:style style:name="P5" style:family="paragraph" style:parent-style-name="Standard" style:list-style-name="WW8Num2">
      <style:text-properties fo:font-size="10pt" style:font-size-asian="10pt" style:font-name-complex="Arial" style:font-size-complex="10pt"/>
    </style:style>
    <style:style style:name="P6" style:family="paragraph" style:parent-style-name="Standard" style:list-style-name="WW8Num13">
      <style:text-properties fo:font-size="10pt" style:font-size-asian="10pt" style:font-name-complex="Arial" style:font-size-complex="10pt"/>
    </style:style>
    <style:style style:name="P7" style:family="paragraph" style:parent-style-name="Standard" style:list-style-name="WW8Num15">
      <style:text-properties fo:font-size="10pt" style:font-size-asian="10pt" style:font-name-complex="Arial" style:font-size-complex="10pt"/>
    </style:style>
    <style:style style:name="P8" style:family="paragraph" style:parent-style-name="Standard" style:list-style-name="WW8Num4">
      <style:text-properties fo:font-size="10pt" style:font-size-asian="10pt" style:font-name-complex="Arial" style:font-size-complex="10pt"/>
    </style:style>
    <style:style style:name="P9" style:family="paragraph" style:parent-style-name="Standard" style:list-style-name="WW8Num5">
      <style:text-properties fo:font-size="10pt" style:font-size-asian="10pt" style:font-name-complex="Arial" style:font-size-complex="10pt"/>
    </style:style>
    <style:style style:name="P10" style:family="paragraph" style:parent-style-name="Standard">
      <style:text-properties fo:font-size="10pt" fo:language="en" fo:country="US" fo:font-weight="bold" style:font-size-asian="10pt" style:language-asian="en" style:country-asian="US" style:font-weight-asian="bold" style:font-name-complex="Arial" style:font-size-complex="10pt"/>
    </style:style>
    <style:style style:name="P11" style:family="paragraph" style:parent-style-name="Standard">
      <style:paragraph-properties style:text-autospace="none"/>
      <style:text-properties fo:font-size="10pt" fo:language="en" fo:country="US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P12" style:family="paragraph" style:parent-style-name="Standard" style:list-style-name="WW8Num8">
      <style:paragraph-properties style:text-autospace="none"/>
      <style:text-properties fo:font-size="10pt" fo:language="en" fo:country="US" style:font-size-asian="10pt" style:language-asian="en" style:country-asian="US" style:font-name-complex="Arial" style:font-size-complex="10pt"/>
    </style:style>
    <style:style style:name="P13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 style:list-style-name="WW8Num14"/>
    <style:style style:name="P16" style:family="paragraph" style:parent-style-name="Standard" style:list-style-name="WW8Num13"/>
    <style:style style:name="P17" style:family="paragraph" style:parent-style-name="Standard" style:list-style-name="WW8Num15"/>
    <style:style style:name="P18" style:family="paragraph" style:parent-style-name="Standard" style:list-style-name="WW8Num4"/>
    <style:style style:name="P19" style:family="paragraph" style:parent-style-name="Standard" style:list-style-name="WW8Num1"/>
    <style:style style:name="P20" style:family="paragraph" style:parent-style-name="Standard" style:list-style-name="WW8Num8"/>
    <style:style style:name="P21" style:family="paragraph" style:parent-style-name="Standard" style:list-style-name="WW8Num8">
      <style:paragraph-properties style:text-autospace="none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.25in" fo:margin-right="0in" fo:text-indent="0in" style:auto-text-indent="false" style:text-autospace="non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.25in" fo:margin-right="0in" fo:text-indent="0in" style:auto-text-indent="false" style:text-autospace="none"/>
      <style:text-properties fo:font-size="10pt" fo:language="en" fo:country="US" style:font-size-asian="10pt" style:language-asian="en" style:country-asian="US" style:font-name-complex="Arial" style:font-size-complex="10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Arial" style:font-size-complex="10pt"/>
    </style:style>
    <style:style style:name="P26" style:family="paragraph" style:parent-style-name="Standard" style:list-style-name="WW8Num7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27" style:family="paragraph" style:parent-style-name="List_20_Paragraph">
      <style:text-properties fo:font-size="10pt" style:font-size-asian="10pt" style:font-name-complex="Arial" style:font-size-complex="10pt"/>
    </style:style>
    <style:style style:name="P28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name-complex="Arial" style:font-size-complex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0pt" fo:language="fr" fo:country="FR" style:font-size-asian="10pt" style:font-name-complex="Arial" style:font-size-complex="10pt"/>
    </style:style>
    <style:style style:name="T6" style:family="text">
      <style:text-properties fo:font-size="10pt" fo:language="en" fo:country="US" fo:font-weight="bold" style:font-size-asian="10pt" style:language-asian="en" style:country-asian="US" style:font-weight-asian="bold" style:font-name-complex="Arial" style:font-size-complex="10pt" style:font-weight-complex="bold"/>
    </style:style>
    <style:style style:name="T7" style:family="text">
      <style:text-properties fo:font-size="10pt" fo:language="en" fo:country="US" style:font-size-asian="10pt" style:language-asian="en" style:country-asian="US" style:font-name-complex="Arial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fo:color="#000000" fo:font-size="10pt" style:text-underline-style="none" style:font-size-asian="10pt" style:font-name-complex="Arial" style:font-size-complex="10pt"/>
    </style:style>
    <style:style style:name="T10" style:family="text">
      <style:text-properties fo:color="#000000" fo:font-size="10pt" fo:language="fr" fo:country="FR" style:text-underline-style="none" style:font-size-asian="10pt" style:font-name-complex="Arial" style:font-size-complex="10pt"/>
    </style:style>
    <style:style style:name="T11" style:family="text">
      <style:text-properties fo:color="#000000" fo:font-size="10pt" style:font-size-asian="10pt" style:font-name-complex="Arial" style:font-size-complex="10pt"/>
    </style:style>
    <style:style style:name="T12" style:family="text">
      <style:text-properties fo:color="#222222" fo:font-size="10pt" fo:background-color="#ffffff" loext:char-shading-value="0" style:font-size-asian="10pt" style:font-name-complex="Arial" style:font-size-complex="10pt"/>
    </style:style>
    <style:style style:name="T13" style:family="text">
      <style:text-properties style:text-position="super 58%" fo:font-size="10pt" style:font-size-asian="10pt" style:font-name-complex="Arial" style:font-size-complex="10pt"/>
    </style:style>
    <style:style style:name="T14" style:family="text">
      <style:text-properties fo:color="#800000" fo:font-size="10pt" style:font-size-asian="10pt" style:font-name-complex="Arial" style:font-size-complex="10pt"/>
    </style:style>
    <style:style style:name="T15" style:family="text">
      <style:text-properties style:font-name="Verdana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Joseph Kelly, Software Engineer – Databases</text:span></text:p>
          </table:table-cell>
          <table:table-cell table:style-name="Table1.A1" office:value-type="string">
            <text:p text:style-name="P2"><text:a xlink:type="simple" xlink:href="http://www.jksfo.com/"><text:span text:style-name="Internet_20_link"><text:span text:style-name="T11">http://www.jksfo.com</text:span>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San Francisco, CA 94109</text:span></text:p>
          </table:table-cell>
          <table:table-cell table:style-name="Table1.A1" office:value-type="string">
            <text:p text:style-name="P2"><text:a xlink:type="simple" xlink:href="https://github.com/jksfo/"><text:span text:style-name="Internet_20_link"><text:span text:style-name="T9">https://github.com/jksfo/</text:span>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2">415-746-9207</text:span></text:p>
          </table:table-cell>
          <table:table-cell table:style-name="Table1.A1" office:value-type="string">
            <text:p text:style-name="P2"><text:a xlink:type="simple" xlink:href="mailto:josephkelly.resume@gmail.com"><text:span text:style-name="Internet_20_link"><text:span text:style-name="T10">josephkelly.resume@gmail.com</text:span></text:span></text:a></text:p>
          </table:table-cell>
        </table:table-row>
      </table:table>
      <text:p text:style-name="P3"/>
      <text:p text:style-name="Standard"><text:span text:style-name="T1">Profile: </text:span><text:span text:style-name="T2">Full stack s</text:span><text:span text:style-name="T3">oftware/database engineer experienced with the development, maintenance and optimization of web-based n-tier SOA/SAAS solutions in multiple verticals and platforms</text:span></text:p>
      <text:p text:style-name="P4"/>
      <text:p text:style-name="P14"><text:span text:style-name="T6">Proficiencies:</text:span><text:span text:style-name="T7"> T-SQL, JavaScript</text:span></text:p>
      <text:p text:style-name="P11"/>
      <text:p text:style-name="P14"><text:span text:style-name="T6">Supporting Technologies: </text:span><text:span text:style-name="T7">Too many to list; would just read like alphabet soup </text:span></text:p>
      <text:p text:style-name="P24"><text:span text:style-name="Internet_20_link"><text:span text:style-name="T15"/></text:span></text:p>
      <text:p text:style-name="P10"><draw:connector text:anchor-type="char" draw:z-index="0" draw:style-name="gr1" draw:text-style-name="P28" draw:type="line" svg:x1="-0.0413in" svg:y1="0.0181in" svg:x2="7.4799in" svg:y2="0.0193in" svg:d="M-106 46l19105 3" svg:viewBox="0 0 19106 5"><text:p/></draw:connector></text:p>
      <text:p text:style-name="Standard"><text:span text:style-name="T8">Meanderer, February 2014 – May 2015</text:span></text:p>
      <text:p text:style-name="P3"/>
      <text:list xml:id="list8776087036304872367" text:style-name="WW8Num2">
        <text:list-item>
          <text:p text:style-name="P5">Travelling, volunteer work, independent study</text:p>
        </text:list-item>
      </text:list>
      <text:p text:style-name="P3"/>
      <text:p text:style-name="Standard"><text:span text:style-name="T8">Web Application Programmer, University of California Medical Center, San Francisco, CA, April 2010 – January 2014</text:span><text:span text:style-name="T2"> (Financial Services – Internal application and database development, ETL)</text:span></text:p>
      <text:p text:style-name="P13"/>
      <text:list xml:id="list8017391780864561021" text:style-name="WW8Num14">
        <text:list-item>
          <text:p text:style-name="P15"><text:span text:style-name="T2">Design and creation of numerous ETL systems which consolidated a myriad of previous implementations, increased accuracy and repeatability, resulting in the savings of 100’s of hours of employee time along with immediate error notification and resolution </text:span></text:p>
        </text:list-item>
      </text:list>
      <text:p text:style-name="P13"/>
      <text:list xml:id="list132246901899620" text:continue-numbering="true" text:style-name="WW8Num14">
        <text:list-item>
          <text:p text:style-name="P15"><text:span text:style-name="T2">Creation of hybrid single page application (SPA) for resource allocation allowing for traceability and management of organizational staffing requests </text:span></text:p>
        </text:list-item>
      </text:list>
      <text:p text:style-name="P22"/>
      <text:list xml:id="list132246900699343" text:continue-numbering="true" text:style-name="WW8Num14">
        <text:list-item>
          <text:p text:style-name="P15"><text:span text:style-name="T2">Integration of financial systems - creation of technique for organizational hierarchal and user management synchronization saving 100’s of hours of employee time</text:span></text:p>
        </text:list-item>
      </text:list>
      <text:p text:style-name="P22"/>
      <text:list xml:id="list132245832612742" text:continue-numbering="true" text:style-name="WW8Num14">
        <text:list-item>
          <text:p text:style-name="P15"><text:span text:style-name="T2">Maintenance and creation of university web based portal for financial reporting allowing rapid delivery of financial information to 1000+ customers </text:span></text:p>
        </text:list-item>
      </text:list>
      <text:p text:style-name="P22"/>
      <text:list xml:id="list132247001695121" text:continue-numbering="true" text:style-name="WW8Num14">
        <text:list-item>
          <text:p text:style-name="P15"><text:span text:style-name="T2">Reverse engineering and customization of numerous custom and off-the-shelf financial management <text:s/>systems extending the life of existing products and enabling the transition to new software systems</text:span></text:p>
        </text:list-item>
      </text:list>
      <text:p text:style-name="P13"/>
      <text:p text:style-name="Standard"><text:span text:style-name="T8">Independent Contractor, San Francisco, CA, 2009 – Present</text:span><text:span text:style-name="T2"> (Small Business Growth – External application development) </text:span><text:span text:style-name="T8"><text:s/></text:span></text:p>
      <text:p text:style-name="P13"/>
      <text:list xml:id="list1810834684970449975" text:style-name="WW8Num13">
        <text:list-item>
          <text:p text:style-name="P6">Database design, administration and optimization </text:p>
        </text:list-item>
      </text:list>
      <text:p text:style-name="P22"/>
      <text:list xml:id="list132246091373681" text:continue-numbering="true" text:style-name="WW8Num13">
        <text:list-item>
          <text:p text:style-name="P16"><text:span text:style-name="T2">Website </text:span><text:span text:style-name="T3">design, creation, delivery, maintenance and administration</text:span></text:p>
        </text:list-item>
      </text:list>
      <text:p text:style-name="P27"/>
      <text:list xml:id="list132246176854073" text:continue-numbering="true" text:style-name="WW8Num13">
        <text:list-item>
          <text:p text:style-name="P6">Home networking and computer repair </text:p>
        </text:list-item>
      </text:list>
      <text:p text:style-name="P22"/>
      <text:p text:style-name="Standard"><text:span text:style-name="T8">Software Support Engineer, McCann Erickson, San Francisco, CA, July 2007 to February 2009</text:span><text:span text:style-name="T2"> (Marketing and Advertising – Internal application development)</text:span></text:p>
      <text:p text:style-name="P13"/>
      <text:list xml:id="list6730623719862075197" text:style-name="WW8Num15">
        <text:list-item>
          <text:p text:style-name="P7">Primary: </text:p>
          <text:list>
            <text:list-item>
              <text:p text:style-name="P7">Enterprise solution architecture design &amp; review </text:p>
            </text:list-item>
            <text:list-item>
              <text:p text:style-name="P17"><text:span text:style-name="T2">Infrastructure support, data analysis and systems optimization</text:span></text:p>
            </text:list-item>
            <text:list-item>
              <text:p text:style-name="P17"><text:span text:style-name="T2">3</text:span><text:span text:style-name="T13">rd</text:span><text:span text:style-name="T2"> party vendor coordination, integration and product validation</text:span></text:p>
            </text:list-item>
            <text:list-item>
              <text:p text:style-name="P17"><text:span text:style-name="T2">Leading software solutions from “Proof of Concept” to production release </text:span></text:p>
            </text:list-item>
          </text:list>
        </text:list-item>
      </text:list>
      <text:p text:style-name="P25"/>
      <text:list xml:id="list132246453900032" text:continue-numbering="true" text:style-name="WW8Num15">
        <text:list-item>
          <text:p text:style-name="P17"><text:span text:style-name="T2">Reverse engineering and enhancement of externally facing, n-tier, enterprise application for account and security management of over 30,000 users across a global network with multiple forests and domains, allowing for enhanced credential management and lessening support time by 100’s of hours</text:span></text:p>
        </text:list-item>
      </text:list>
      <text:p text:style-name="P4"/>
      <text:list xml:id="list132247525881997" text:continue-numbering="true" text:style-name="WW8Num15">
        <text:list-item>
          <text:p text:style-name="P17"><text:span text:style-name="T2">SQL Server Optimization: Query optimizations improving performance more than 10x</text:span></text:p>
        </text:list-item>
      </text:list>
      <text:p text:style-name="P4"/>
      <text:list xml:id="list132246693986381" text:continue-numbering="true" text:style-name="WW8Num15">
        <text:list-item>
          <text:p text:style-name="P17"><text:soft-page-break/><text:span text:style-name="T2">MOSS/SQL Server/Infrastructure: Identification and remediation of </text:span><text:span text:style-name="T4">errant configurations</text:span><text:span text:style-name="T2"> leading to 5x increase for file IO across internationally distributed networks</text:span></text:p>
        </text:list-item>
      </text:list>
      <text:p text:style-name="P4"/>
      <text:list xml:id="list132245652492450" text:continue-numbering="true" text:style-name="WW8Num15">
        <text:list-item>
          <text:p text:style-name="P17"><text:span text:style-name="T2">Internal tool creation: screen scrapers for process automation; custom application for preloading compiled and cached sites resulting in faster user experiences</text:span></text:p>
        </text:list-item>
      </text:list>
      <text:p text:style-name="P22"/>
      <text:p text:style-name="Standard"><text:span text:style-name="T8">Software Applications Engineer, United BioSource Corporation, San Francisco, CA, October 2006 - July 2007</text:span><text:span text:style-name="T2"> (Bio-Pharma Industry, Clinical Trials – External application development)</text:span></text:p>
      <text:p text:style-name="P13"/>
      <text:list xml:id="list3947308227816912738" text:style-name="WW8Num4">
        <text:list-item>
          <text:p text:style-name="P8">Design and creation of 3-tier ASP.Net web portal for project and resource scheduling resulting in improved resource allocation</text:p>
        </text:list-item>
      </text:list>
      <text:p text:style-name="P4"/>
      <text:list xml:id="list132245696657038" text:continue-numbering="true" text:style-name="WW8Num4">
        <text:list-item>
          <text:p text:style-name="P18"><text:span text:style-name="T2">Increased performance of customer-facing, data-driven, FDA compliant websites for pharmaceutical trials by more than 20x (database and page optimization) while reducing code volume by more than 50% (object reuse &amp; library creation) <text:s/></text:span></text:p>
        </text:list-item>
      </text:list>
      <text:p text:style-name="P4"/>
      <text:p text:style-name="Standard"><text:span text:style-name="T8">Senior Data Processing / Programmer Analyst, County of Santa Cruz, Human Resources Agency, Santa Cruz, CA, February 2006 - October 2006</text:span><text:span text:style-name="T2"> (Public Service Agency – External and internal application development)</text:span></text:p>
      <text:p text:style-name="P13"/>
      <text:list xml:id="list2907340495674437198" text:style-name="WW8Num1">
        <text:list-item>
          <text:p text:style-name="P19"><text:span text:style-name="T2">Design, creation and delivery of custom web-based accounting application that replaced an antiquated multiple spreadsheet system that allowed for secure access, process automation, auditing and multiple systems integration </text:span></text:p>
        </text:list-item>
      </text:list>
      <text:p text:style-name="P4"/>
      <text:list xml:id="list5547098565454952177" text:style-name="WW8Num5">
        <text:list-item>
          <text:p text:style-name="P9">Database and version control management and administration (Perforce)</text:p>
        </text:list-item>
      </text:list>
      <text:p text:style-name="P4"/>
      <text:list xml:id="list3987280018568035129" text:style-name="WW8Num8">
        <text:list-item>
          <text:p text:style-name="P20"><text:span text:style-name="T2">Creation, automation and customization of data integration packages (SSIS)</text:span></text:p>
        </text:list-item>
      </text:list>
      <text:p text:style-name="P13"/>
      <text:list xml:id="list132245813200674" text:continue-list="list5547098565454952177" text:style-name="WW8Num5">
        <text:list-item>
          <text:p text:style-name="P9">Application refactoring, peer instruction and mentoring </text:p>
        </text:list-item>
      </text:list>
      <text:p text:style-name="P13"/>
      <text:p text:style-name="Standard"><text:span text:style-name="T8">Independent Contractor, Santa Cruz, CA, October 2005 to February 2006</text:span><text:span text:style-name="T2"> (Manufacturing application creation)</text:span></text:p>
      <text:p text:style-name="P13"/>
      <text:list xml:id="list132246982967837" text:continue-list="list3987280018568035129" text:style-name="WW8Num8">
        <text:list-item>
          <text:p text:style-name="P20"><text:span text:style-name="T2">Design, creation and development of 3-Tier database application for data extraction, analysis, manipulation and reporting including full cycle data feeds incorporating Sage MAS 200 (ERP and CRM), Excel and other file system data stores</text:span></text:p>
        </text:list-item>
      </text:list>
      <text:p text:style-name="P4"/>
      <text:p text:style-name="Standard"><text:span text:style-name="T8">Senior Software Engineer, Kronos, Inc., Portland, OR, February 2000 to July 2005</text:span><text:span text:style-name="T2"> (Workplace talent management solutions) </text:span></text:p>
      <text:p text:style-name="P13"/>
      <text:list xml:id="list9018698914502958145" text:style-name="WW8Num7">
        <text:list-item>
          <text:p text:style-name="P26"><text:span text:style-name="T2">Design and creation of software bridge for next generation product allowing maximum reuse of components and shared functionality, substantially reducing time for new product delivery</text:span></text:p>
        </text:list-item>
      </text:list>
      <text:p text:style-name="P22"/>
      <text:list xml:id="list132246046756546" text:continue-numbering="true" text:style-name="WW8Num7">
        <text:list-item>
          <text:p text:style-name="P26"><text:span text:style-name="T2">Design and implementation of highly scalable .Net based image generation engine capable of rendering 1000’s of customized PDF forms per minute </text:span></text:p>
        </text:list-item>
      </text:list>
      <text:p text:style-name="P22"/>
      <text:list xml:id="list132245931471931" text:continue-numbering="true" text:style-name="WW8Num7">
        <text:list-item>
          <text:p text:style-name="P26"><text:span text:style-name="T2">Design and implementation of CRM add-on allowing for configurable 1 to N data storage resulting in lowest possible cost support of customizations for client solutions</text:span></text:p>
        </text:list-item>
      </text:list>
      <text:p text:style-name="P4"/>
      <text:list xml:id="list132247269698550" text:continue-numbering="true" text:style-name="WW8Num7">
        <text:list-item>
          <text:p text:style-name="P26"><text:span text:style-name="T2">Creation of web-based internal tools for process automation and production support as well as managing software deployment and version control of 12,000+ offline devices </text:span></text:p>
        </text:list-item>
      </text:list>
      <text:p text:style-name="P4"/>
      <text:p text:style-name="P11">Education:</text:p>
      <text:p text:style-name="P11"/>
      <text:list xml:id="list132245837308124" text:continue-list="list132246982967837" text:style-name="WW8Num8">
        <text:list-item>
          <text:p text:style-name="P12">B.S., Computer Science, Hawaii Pacific University, Honolulu, HI (1999)</text:p>
        </text:list-item>
      </text:list>
      <text:p text:style-name="P23"/>
      <text:list xml:id="list132245887506552" text:continue-numbering="true" text:style-name="WW8Num8">
        <text:list-item>
          <text:p text:style-name="P21"><text:span text:style-name="T3">Multiple online courses including Linux, database / big data development (Riak, HBase, Hadoop), and web develop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Verdana" fo:font-family="Verdan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seph Kelly</dc:title>
    <meta:initial-creator>Joseph Kelly</meta:initial-creator>
    <meta:creation-date>2015-04-17T19:12:00</meta:creation-date>
    <dc:date>2015-04-19T13:22:44.540242273</dc:date>
    <meta:print-date>2015-04-18T12:37:00</meta:print-date>
    <meta:editing-cycles>23</meta:editing-cycles>
    <meta:editing-duration>PT17H33M</meta:editing-duration>
    <meta:document-statistic meta:table-count="1" meta:image-count="0" meta:object-count="0" meta:page-count="2" meta:paragraph-count="49" meta:word-count="744" meta:character-count="5515" meta:non-whitespace-character-count="4823"/>
    <meta:generator>LibreOffice/4.2.7.2$Linux_X86_64 LibreOffice_project/420m0$Build-2</meta:generator>
  </office:meta>
</office:document-meta>
</file>